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0efced" officeooo:paragraph-rsid="000efce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2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fo:language="en" fo:country="US" officeooo:rsid="000155ca" officeooo:paragraph-rsid="000155ca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4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officeooo:rsid="000334a6" officeooo:paragraph-rsid="000efce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loext:contextual-spacing="false"/>
      <style:text-properties style:font-name="Calibri" fo:font-size="11pt" fo:language="en" fo:country="US" officeooo:rsid="000155ca" officeooo:paragraph-rsid="0005f17c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language="en" fo:country="US" officeooo:rsid="000155ca" officeooo:paragraph-rsid="000a47b7"/>
    </style:style>
    <style:style style:name="P7" style:family="paragraph" style:parent-style-name="Footer">
      <style:text-properties officeooo:paragraph-rsid="00105e55"/>
    </style:style>
    <style:style style:name="T1" style:family="text">
      <style:text-properties fo:color="#ff0000" officeooo:rsid="00087b45"/>
    </style:style>
    <style:style style:name="T2" style:family="text">
      <style:text-properties fo:color="#0000ff"/>
    </style:style>
    <style:style style:name="T3" style:family="text">
      <style:text-properties fo:color="#0000ff" officeooo:rsid="000334a6"/>
    </style:style>
    <style:style style:name="T4" style:family="text">
      <style:text-properties fo:color="#999999" officeooo:rsid="0005f17c"/>
    </style:style>
    <style:style style:name="T5" style:family="text">
      <style:text-properties officeooo:rsid="000334a6"/>
    </style:style>
    <style:style style:name="T6" style:family="text">
      <style:text-properties officeooo:rsid="000a47b7"/>
    </style:style>
    <style:style style:name="T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M5-2-Sample solution to Assignment 4</text:span>.vbs</text:p>
      <text:p text:style-name="P2"/>
      <text:p text:style-name="P1"><text:span text:style-name="T3">Dim</text:span><text:span text:style-name="T5"> multiplier, numbers(</text:span><text:span text:style-name="T1">5</text:span><text:span text:style-name="T5">)</text:span></text:p>
      <text:p text:style-name="P1"/>
      <text:p text:style-name="P4">Do</text:p>
      <text:p text:style-name="P1"><text:span text:style-name="T5"><text:s text:c="2"/>multiplier = InputBox(</text:span><text:span text:style-name="T4">"Please enter the multiplier:"</text:span><text:span text:style-name="T5">)</text:span></text:p>
      <text:p text:style-name="P1"><text:span text:style-name="T3">Loop</text:span><text:span text:style-name="T5"> </text:span><text:span text:style-name="T3">Until</text:span><text:span text:style-name="T5"> IsNumeric(multiplier)</text:span></text:p>
      <text:p text:style-name="P1"/>
      <text:p text:style-name="P1"><text:span text:style-name="T5">multiplier = </text:span><text:span text:style-name="T3">C</text:span><text:span text:style-name="T2">I</text:span><text:span text:style-name="T3">nt</text:span><text:span text:style-name="T5">(multiplier)</text:span></text:p>
      <text:p text:style-name="P1"/>
      <text:p text:style-name="P1"><text:span text:style-name="T3">For</text:span><text:span text:style-name="T5"> idx = </text:span><text:span text:style-name="T1">0</text:span><text:span text:style-name="T5"> </text:span><text:span text:style-name="T3">To</text:span><text:span text:style-name="T5"> </text:span><text:span text:style-name="T1">4</text:span></text:p>
      <text:p text:style-name="P1"><text:span text:style-name="T5"><text:s text:c="2"/>numbers(idx) = (idx + </text:span><text:span text:style-name="T1">1</text:span><text:span text:style-name="T5">) * multiplier</text:span></text:p>
      <text:p text:style-name="P4">Next</text:p>
      <text:p text:style-name="P1"/>
      <text:p text:style-name="P1"><text:span text:style-name="T5">MsgBox </text:span><text:span text:style-name="T4">"The first value is:"</text:span><text:span text:style-name="T5"> &amp; numbers(</text:span><text:span text:style-name="T1">0</text:span><text:span text:style-name="T5">)</text:span></text:p>
      <text:p text:style-name="P1"><text:span text:style-name="T5">MsgBox </text:span><text:span text:style-name="T4">"The last value is:"</text:span><text:span text:style-name="T5"> &amp; numbers(</text:span><text:span text:style-name="T1">4</text:span><text:span text:style-name="T5">)</text:span></text:p>
      <text:p text:style-name="P3"/>
      <text:p text:style-name="P5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05e55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14:35.261000000</dc:date>
    <meta:editing-duration>PT5M49S</meta:editing-duration>
    <meta:editing-cycles>16</meta:editing-cycles>
    <meta:generator>LibreOffice/5.1.2.2$Windows_x86 LibreOffice_project/d3bf12ecb743fc0d20e0be0c58ca359301eb705f</meta:generator>
    <meta:print-date>2015-06-04T13:42:08.203000000</meta:print-date>
    <meta:document-statistic meta:table-count="0" meta:image-count="1" meta:object-count="0" meta:page-count="1" meta:paragraph-count="14" meta:word-count="66" meta:character-count="623" meta:non-whitespace-character-count="519"/>
  </office:meta>
</office:document-meta>
</file>